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break-before="column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1:</text:p>
      <text:p text:style-name="Standard">UNLESS</text:p>
      <text:p text:style-name="Standard">SKILL</text:p>
      <text:p text:style-name="Standard">BOMB</text:p>
      <text:p text:style-name="Standard">EXCEPT</text:p>
      <text:p text:style-name="Standard">LOCK</text:p>
      <text:p text:style-name="Standard">POCKET</text:p>
      <text:p text:style-name="Standard">SMASH</text:p>
      <text:p text:style-name="Standard">TRICK</text:p>
      <text:p text:style-name="Standard">CHECK</text:p>
      <text:p text:style-name="Standard">DEPTH</text:p>
      <text:p text:style-name="Standard">CRAFT</text:p>
      <text:p text:style-name="Standard">HALF</text:p>
      <text:p text:style-name="Standard">GRAND</text:p>
      <text:p text:style-name="Standard">CONTEST</text:p>
      <text:p text:style-name="Standard">LIFT</text:p>
      <text:p text:style-name="Standard">SWITCH</text:p>
      <text:p text:style-name="Standard">UNDERSTAND</text:p>
      <text:p text:style-name="Standard">PUZZLE</text:p>
      <text:p text:style-name="Standard">SKILFUL</text:p>
      <text:p text:style-name="P2">PUZZLING</text:p>
      <text:p text:style-name="P2">------------------------</text:p>
      <text:p text:style-name="P2">WHOLE</text:p>
      <text:p text:style-name="Standard">COMPETE</text:p>
      <text:p text:style-name="Standard">LARVA</text:p>
      <text:p text:style-name="Standard">NECTAR</text:p>
      <text:p text:style-name="Standard">LONELY</text:p>
      <text:p text:style-name="Standard">EXTREME</text:p>
      <text:p text:style-name="Standard">PUPA</text:p>
      <text:p text:style-name="Standard">ADULT</text:p>
      <text:p text:style-name="Standard">SCALE</text:p>
      <text:p text:style-name="Standard">PROVIDE</text:p>
      <text:p text:style-name="Standard">COMPETE</text:p>
      <text:p text:style-name="Standard">QUOTE</text:p>
      <text:p text:style-name="Standard">STROKE</text:p>
      <text:p text:style-name="Standard">MIGRATE</text:p>
      <text:p text:style-name="Standard">WIDELY</text:p>
      <text:p text:style-name="Standard">STAGE</text:p>
      <text:p text:style-name="Standard">ESCAPE</text:p>
      <text:p text:style-name="Standard">PRIZE</text:p>
      <text:p text:style-name="Standard">PUPAE</text:p>
      <text:p text:style-name="Standard">MIGRATION</text:p>
      <text:p text:style-name="P3">Level 2:</text:p>
      <text:p text:style-name="P1"><text:span text:style-name="T2">MAINTAIN</text:span></text:p>
      <text:p text:style-name="P1"><text:span text:style-name="T2">BETWEEN</text:span></text:p>
      <text:p text:style-name="P1"><text:span text:style-name="T2">PROPELLER</text:span></text:p>
      <text:p text:style-name="P1"><text:span text:style-name="T2">CREEP</text:span></text:p>
      <text:p text:style-name="P1"><text:span text:style-name="T2">EXPLAIN</text:span></text:p>
      <text:p text:style-name="P1"><text:span text:style-name="T2">SEASON</text:span></text:p>
      <text:p text:style-name="P1"><text:span text:style-name="T2">PROCEED</text:span></text:p>
      <text:p text:style-name="P1"><text:span text:style-name="T2">CUSHION</text:span></text:p>
      <text:p text:style-name="P1"><text:span text:style-name="T2">STRAY</text:span></text:p>
      <text:p text:style-name="P1"><text:span text:style-name="T2">RELEASE</text:span></text:p>
      <text:p text:style-name="P1"><text:span text:style-name="T2">FREIGHT</text:span></text:p>
      <text:p text:style-name="P1"><text:span text:style-name="T2">SCURRY</text:span></text:p>
      <text:p text:style-name="P1"><text:span text:style-name="T2">DISPLAY</text:span></text:p>
      <text:p text:style-name="P1"><text:span text:style-name="T2">REALLY</text:span></text:p>
      <text:p text:style-name="P1"><text:span text:style-name="T2">SLEIGH</text:span></text:p>
      <text:p text:style-name="P1"><text:span text:style-name="T2">HURRY</text:span></text:p>
      <text:p text:style-name="P1"><text:span text:style-name="T2">WEIGH</text:span></text:p>
      <text:p text:style-name="P1"><text:span text:style-name="T2">BURY</text:span></text:p>
      <text:p text:style-name="P1"><text:span text:style-name="T2">VELOCITY</text:span></text:p>
      <text:p text:style-name="P1"><text:span text:style-name="T2">EIGHTH</text:span></text:p>
      <text:p text:style-name="P2">------------------------</text:p>
      <text:p text:style-name="P2">BELIEVE</text:p>
      <text:p text:style-name="P2">TOAST</text:p>
      <text:p text:style-name="P2">HEAVY</text:p>
      <text:p text:style-name="P2">BELOW</text:p>
      <text:p text:style-name="P2">PIECE</text:p>
      <text:p text:style-name="P2">BOWL</text:p>
      <text:p text:style-name="P2">COAST</text:p>
      <text:p text:style-name="P2">MARBLE</text:p>
      <text:p text:style-name="P2">UNLOAD</text:p>
      <text:p text:style-name="P2">OCEAN</text:p>
      <text:p text:style-name="P2">RELIEF</text:p>
      <text:p text:style-name="P2">GROWTH</text:p>
      <text:p text:style-name="P2">SLIGHT</text:p>
      <text:p text:style-name="P2">PHOTO</text:p>
      <text:p text:style-name="P2">BRIGHT</text:p>
      <text:p text:style-name="P2">OPENING</text:p>
      <text:p text:style-name="P2">FRIGHTEN</text:p>
      <text:p text:style-name="P2">PATIO</text:p>
      <text:p text:style-name="P2">SCULPTURE</text:p>
      <text:p text:style-name="P2">BRIEFLY</text:p>
      <text:p text:style-name="P3">Level 3:</text:p>
      <text:p text:style-name="P1"><text:span text:style-name="T2">SUITABLE</text:span></text:p>
      <text:p text:style-name="P1"><text:span text:style-name="T2">FOOLED</text:span></text:p>
      <text:p text:style-name="P1"><text:span text:style-name="T2">EDIT</text:span></text:p>
      <text:p text:style-name="P1"><text:span text:style-name="T2">CARTOON</text:span></text:p>
      <text:p text:style-name="P1"><text:span text:style-name="T2">NUISANCE</text:span></text:p>
      <text:p text:style-name="P1"><text:span text:style-name="T2">SHOOT</text:span></text:p>
      <text:p text:style-name="P1"><text:span text:style-name="T2">CHOOSE</text:span></text:p>
      <text:p text:style-name="P1"><text:span text:style-name="T2">CONVERT</text:span></text:p>
      <text:p text:style-name="P1"><text:span text:style-name="T2">JUICY</text:span></text:p>
      <text:p text:style-name="P1"><text:span text:style-name="T2">GROOVE</text:span></text:p>
      <text:p text:style-name="P1"><text:span text:style-name="T2">CHUTE</text:span></text:p>
      <text:p text:style-name="P1"><text:span text:style-name="T2">TYPE</text:span></text:p>
      <text:p text:style-name="P1"><text:span text:style-name="T2">CONSUMER</text:span></text:p>
      <text:p text:style-name="P1"><text:span text:style-name="T2">DIGITAL</text:span></text:p>
      <text:p text:style-name="P1"><text:span text:style-name="T2">CONCLUDE</text:span></text:p>
      <text:p text:style-name="P1"><text:span text:style-name="T2">THREW</text:span></text:p>
      <text:p text:style-name="P1"><text:span text:style-name="T2">FLUTE</text:span></text:p>
      <text:p text:style-name="P1"><text:span text:style-name="T2">KNEW</text:span></text:p>
      <text:p text:style-name="P1"><text:span text:style-name="T2">STUDIO</text:span></text:p>
      <text:p text:style-name="P1"><text:span text:style-name="T2">PURSUIT</text:span></text:p>
      <text:p text:style-name="P2">------------------------</text:p>
      <text:p text:style-name="P2">ORBIT</text:p>
      <text:p text:style-name="P2">DEPARTMENT</text:p>
      <text:p text:style-name="P2">SPARKLING</text:p>
      <text:p text:style-name="P2">TARGET</text:p>
      <text:p text:style-name="P2">SOURCE</text:p>
      <text:p text:style-name="P2">EXPLORE</text:p>
      <text:p text:style-name="P2">FORMULA</text:p>
      <text:p text:style-name="P2">GIANT</text:p>
      <text:p text:style-name="P2">HARDLY</text:p>
      <text:p text:style-name="P2">CHART</text:p>
      <text:p text:style-name="P2">IMPORTANT</text:p>
      <text:p text:style-name="P2">YOURSELF</text:p>
      <text:p text:style-name="P2">IGNORE</text:p>
      <text:p text:style-name="P2">TRANSFORM</text:p>
      <text:p text:style-name="P2">ABSORB</text:p>
      <text:p text:style-name="P2">FORWARD</text:p>
      <text:p text:style-name="P2">DWARF</text:p>
      <text:p text:style-name="P2">FOURTH</text:p>
      <text:p text:style-name="P2">METEOR</text:p>
      <text:p text:style-name="P2">MOURNFUL</text:p>
      <text:p text:style-name="P3">Level 4: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5" fo:column-gap="0cm">
          <style:column style:rel-width="1994*" fo:start-indent="0cm" fo:end-indent="0cm"/>
          <style:column style:rel-width="1994*" fo:start-indent="0cm" fo:end-indent="0cm"/>
          <style:column style:rel-width="1994*" fo:start-indent="0cm" fo:end-indent="0cm"/>
          <style:column style:rel-width="1994*" fo:start-indent="0cm" fo:end-indent="0cm"/>
          <style:column style:rel-width="1996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ark Lauman</meta:initial-creator>
    <meta:creation-date>2008-03-14T16:34:33</meta:creation-date>
    <dc:creator>Mark Lauman</dc:creator>
    <dc:date>2008-03-14T17:04:37</dc:date>
    <meta:editing-cycles>1</meta:editing-cycles>
    <meta:editing-duration>PT14M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7" meta:word-count="128" meta:character-count="838"/>
  </office:meta>
</office:document-meta>
</file>